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5742f" officeooo:paragraph-rsid="0005742f"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5742f" officeooo:paragraph-rsid="0005742f"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75c5e" officeooo:paragraph-rsid="00075c5e" style:font-size-asian="10.5pt" style:font-size-complex="12pt"/>
    </style:style>
    <style:style style:name="P4" style:family="paragraph" style:parent-style-name="Text_20_body">
      <style:text-properties officeooo:paragraph-rsid="0008da8a"/>
    </style:style>
    <style:style style:name="P5" style:family="paragraph" style:parent-style-name="Text_20_body">
      <style:text-properties officeooo:rsid="000821be" officeooo:paragraph-rsid="0008da8a"/>
    </style:style>
    <style:style style:name="P6" style:family="paragraph" style:parent-style-name="Text_20_body">
      <style:text-properties officeooo:rsid="00084a41" officeooo:paragraph-rsid="00084a41"/>
    </style:style>
    <style:style style:name="P7" style:family="paragraph" style:parent-style-name="Text_20_body">
      <style:text-properties officeooo:rsid="0008da8a" officeooo:paragraph-rsid="0008da8a"/>
    </style:style>
    <style:style style:name="P8" style:family="paragraph" style:parent-style-name="Text_20_body">
      <style:paragraph-properties fo:text-align="center" style:justify-single-word="false" fo:break-before="page"/>
      <style:text-properties fo:font-size="16pt" style:text-underline-style="solid" style:text-underline-width="auto" style:text-underline-color="font-color" officeooo:rsid="000ab910" officeooo:paragraph-rsid="000ab910" style:font-size-asian="14pt" style:font-size-complex="16pt"/>
    </style:style>
    <style:style style:name="P9" style:family="paragraph" style:parent-style-name="Text_20_body">
      <style:paragraph-properties fo:text-align="start" style:justify-single-word="false"/>
      <style:text-properties fo:font-size="12pt" style:text-underline-style="none" officeooo:rsid="000ab910" officeooo:paragraph-rsid="000ab910" style:font-size-asian="10.5pt" style:font-size-complex="12pt"/>
    </style:style>
    <style:style style:name="P10" style:family="paragraph" style:parent-style-name="Text_20_body">
      <style:paragraph-properties fo:text-align="start" style:justify-single-word="false"/>
      <style:text-properties fo:font-size="12pt" style:text-underline-style="none" officeooo:rsid="000bf391" officeooo:paragraph-rsid="000bf391" style:font-size-asian="10.5pt" style:font-size-complex="12pt"/>
    </style:style>
    <style:style style:name="P11" style:family="paragraph" style:parent-style-name="Text_20_body">
      <style:paragraph-properties fo:text-align="start" style:justify-single-word="false"/>
      <style:text-properties fo:font-size="12pt" style:text-underline-style="none" officeooo:rsid="000ddf88" officeooo:paragraph-rsid="000ddf88" style:font-size-asian="10.5pt" style:font-size-complex="12pt"/>
    </style:style>
    <style:style style:name="P12" style:family="paragraph" style:parent-style-name="Text_20_body">
      <style:paragraph-properties fo:text-align="start" style:justify-single-word="false"/>
      <style:text-properties fo:font-size="12pt" style:text-underline-style="none" officeooo:rsid="000eb575" officeooo:paragraph-rsid="000eb575" style:font-size-asian="10.5pt" style:font-size-complex="12pt"/>
    </style:style>
    <style:style style:name="P13" style:family="paragraph" style:parent-style-name="Text_20_body">
      <style:paragraph-properties fo:text-align="start" style:justify-single-word="false"/>
      <style:text-properties fo:font-size="12pt" style:text-underline-style="none" officeooo:rsid="000f5287" officeooo:paragraph-rsid="000f5287" style:font-size-asian="10.5pt" style:font-size-complex="12pt"/>
    </style:style>
    <style:style style:name="P14" style:family="paragraph" style:parent-style-name="Text_20_body">
      <style:paragraph-properties fo:text-align="start" style:justify-single-word="false"/>
      <style:text-properties fo:font-size="12pt" style:text-underline-style="none" officeooo:rsid="00121069" officeooo:paragraph-rsid="00121069" style:font-size-asian="10.5pt" style:font-size-complex="12pt"/>
    </style:style>
    <style:style style:name="T1" style:family="text">
      <style:text-properties officeooo:rsid="00075c5e"/>
    </style:style>
    <style:style style:name="T2" style:family="text">
      <style:text-properties officeooo:rsid="0005742f"/>
    </style:style>
    <style:style style:name="T3" style:family="text">
      <style:text-properties officeooo:rsid="000821be"/>
    </style:style>
    <style:style style:name="T4" style:family="text">
      <style:text-properties officeooo:rsid="00084a41"/>
    </style:style>
    <style:style style:name="T5" style:family="text">
      <style:text-properties officeooo:rsid="0008da8a"/>
    </style:style>
    <style:style style:name="T6" style:family="text">
      <style:text-properties officeooo:rsid="00096619"/>
    </style:style>
    <style:style style:name="T7" style:family="text">
      <style:text-properties officeooo:rsid="000bf391"/>
    </style:style>
    <style:style style:name="T8" style:family="text">
      <style:text-properties officeooo:rsid="000ddf88"/>
    </style:style>
    <style:style style:name="T9" style:family="text">
      <style:text-properties officeooo:rsid="000eb575"/>
    </style:style>
    <style:style style:name="T10" style:family="text">
      <style:text-properties officeooo:rsid="001210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rld Home: Intro</text:p>
      <text:p text:style-name="P2"/>
      <text:p text:style-name="P2">Your eyes finish wondering over your body, and finally set their sights to why you came in here. Looking around you, you’re in your caretaker’s bathroom. It’s a nice place, sparkling white tiles line the floor, with larger light grey tiling along the walls that compliments the aesthetic nicely. The interior is lit up by small warm yellow lights, illuminating the modern looking basin you’d just spent the past few minutes staring aimlessly into. The shower is positioned next to the basin, with a bath the other side – both looking distinctly clinical in nature with conflicts with the otherwise cozy environment set out by the room. <text:span text:style-name="T1">Having already disrobed, you step on in, pressing your hand against a small sensor pad embedded neatly into the wall – shutting the door behind you and heating the water to a comfortably warm temperature.</text:span></text:p>
      <text:p text:style-name="P2"/>
      <text:p text:style-name="P3">The hot water washes over your body, steam clouding up around you making it easy to lose yourself within your thoughts. <text:span text:style-name="T2">Only a month has passed since you lost your home back on the Zaphkiel Hub, a</text:span>n almost<text:span text:style-name="T2"> lawless place </text:span>especially to the uninitiated<text:span text:style-name="T2">, </text:span>however<text:span text:style-name="T2"> there </text:span>was an order to the way the Hub worked. Most workers and families kept to themselves, and could lead fairly comfortable lives there away from the influence of Sol’s ever expanding government and corporate bodies… But all that changed pretty quickly once your little nook of the Hub was ransacked by Slavers. Not your typical kind that dwell on the outer rims of the galaxy as well… Which in hindsight was for the best. Their operation would never have been taken down if it weren’t for the Terran Military Branch taking down the whole network in a single string of operations… And you wouldn’t have been able to take refuge on a place as nice as Earth either had you been taken to some far off corporate brothel out in the middle of nowhere. A rueful sigh exits your lungs as you begin to finish scrubbing <text:span text:style-name="T3">the rest of your body</text:span> and turn off the water.</text:p>
      <text:p text:style-name="P3"/>
      <text:p text:style-name="Text_20_body">Taking a step out of the shower, and toweling yourself off – you wrap the damp towl around your body. It hugs to your (if chest = “flat”| chest | else = breasts<text:span text:style-name="T3">)</text:span> nicely, leaving a boxy outline that obscures enough of you to be com<text:span text:style-name="T3">fortable heading out the bathroom. And luckily enough too – you’re greeted by Wyrld – the Slyme girl responsible for taking you in when you ended up stranded here on Earth. You’re not her child, or even a child by any means – but that’s never stopped her from doting on you like one. </text:span><text:span text:style-name="T4">[img ref ]</text:span></text:p>
      <text:p text:style-name="Text_20_body">“<text:span text:style-name="T3">Hiii there m’ little cutie!!” She excitedly beams out the moment she sees you, approaching you so she can wrap her gooey blue arms around you and pull you into a *biiiig* hug! It’s a little embarrasing, being pulled into those bouncy orbs on her chest – the soft, squishy cushions feel almost like a water bed with a little more give as she keeps you close.<text:line-break/>You say remark that you’re not really her child, but thank her for her affection anyway – eventually breaking apart when she let’s you free.</text:span></text:p>
      <text:p text:style-name="P4">“<text:span text:style-name="T3">C’mon over to the kitchen {playerName}, breakfast is just about ready and Wylatt will be here soon.” She saunters off cheerfully down the hall and towards the kitchen, giving you a good look at her sweet bubbly figure – a signature trait of many Slyme’s like her. Still, it’s no less pleasing to see her and her apron adorning her rather professional looking body-suit. Despite being such a homely and loving mother figure for the house, she’s a busy girl responsible for running her own shop in town.</text:span></text:p>
      <text:p text:style-name="P5"/>
      <text:p text:style-name="P5"><text:line-break/>[Next]</text:p>
      <text:p text:style-name="P6"><text:soft-page-break/>You follow Wyrld along into the kitchen, immediately the smell of her home cooking hits your nose. It’s fresh, and the scent of smoke cured meat wafts throughout the kitchen, and attached dining room. You take a seat at the table, it’s made of some priceless wood that would sell for more than your previous home was worth. Likely a family heirloom, but everything here was nicer than it was used to. A benefit of being stuck on a core planet rather than some backwater hub, you figure. With the sound of light footsteps coming from the down the hall – it’s Wylatt – right on schedule. He’s tall, with an hourglass sillouhette – looking like a model right out of the holo-tapes you grew up with. He’s not a Slyme like his mother, but he shares the same vibrant oceanic blue eyes. He’s a human, with pale skin and short blonde hair as opposed to his mothers long, deep blue ‘hair’.</text:p>
      <text:p text:style-name="P6">“Mornin’ {playerName}, hopefully you slept a little better last night.” He smiles, taking a seat down next to you. Despite his gorgeous looks, his personality is far from uptight – always taking a deep concern for your wellbeing. [img ref]</text:p>
      <text:p text:style-name="P4"><text:span text:style-name="T4">You wish him a good morning too with a smile and polite nod. Seems like it was perfect timing too as Wyrld comes over and serves a traditional big breakfast spread in the center of the table, </text:span><text:span text:style-name="T5">plates adorned with little engravings that seem to have lasted generations line the three spots laid out before your arrival – leaving it up to you and the others to grab what’s on offer.</text:span></text:p>
      <text:p text:style-name="P7">“Dig in everyone! We have a big day today, so I made this food with a little extra love~”. With her line of work, it’s a little worrying when she says things like this, but she’s right. The store had a major renevation, closing her business down for some time. It’s a popular spot, so setting up and preparing for today’s work is going to be a tall order, not to mention all the regulars waiting to step in and see the new changes.</text:p>
      <text:p text:style-name="P7">The smell and sights, let alone the taste of the food is divine enough to make your eyes water. Eating here is akin to eating like the wealthiest of the Hub… But that’s not just wealth talking, it’s a testemate to how good Wyrld is as a chef. You chuckle, telling her that if she ever needed a change in career path, you’re sure that this would make a killing.</text:p>
      <text:p text:style-name="P7">“Oh quit flatterin’ me you lil’ doll! You might not think so kindly of me when I put you to work today~”</text:p>
      <text:p text:style-name="P7">[Wylatt] [Wyrld] <text:span text:style-name="T6">[Done]</text:span></text:p>
      <text:p text:style-name="P8">Wylatt Questions</text:p>
      <text:p text:style-name="P9">[Mother]: Hover – Is she… actually your mother?</text:p>
      <text:p text:style-name="P9">“If you’re asking if she’s my birth mother, yes she is.” He laughs a little at the question, taken aback but doesn’t seem otherwise offended by it<text:line-break/><text:line-break/>“I never met dad, but I’m told he was pretty extraordinary. A real adventurous type! But, it’s all stories from me, you’d be better off asking her about it sometime.”<text:line-break/><text:line-break/>Wyrld doesn’t seem to notice the conversation, clearly absorbed by her own cooking.</text:p>
      <text:p text:style-name="P9"/>
      <text:p text:style-name="P9">[<text:span text:style-name="T7">Life]: Hover – Has things around here always been this… Nice?</text:span></text:p>
      <text:p text:style-name="P10">His expression looks a little pained, and you’re not quite sure why.</text:p>
      <text:p text:style-name="P10">“I suppose so. Things were a little shakey when I was little, something to do with dad. But for the most part, things have been the same. Nothing really changes here.” He shrugs his slender shoulders, taking another bite of the food while it’s still warm. <text:span text:style-name="T8">Something’s bothering him, but doesn’t look like he’s ready to talk about it.</text:span></text:p>
      <text:p text:style-name="P10"/>
      <text:p text:style-name="P11">[<text:span text:style-name="T9">Store]: Hover – What does the store sell again?</text:span></text:p>
      <text:p text:style-name="P12">His cheeks flush a light shade of pink, giggling a little as he scratches the back of his head pondering how best to phrase what’s on his mind.</text:p>
      <text:p text:style-name="P12">“I take it the Zaphkiel Hub had stores like this too, but basically we sell sexual wellness products, along with a variety of other novelty toys and equipment to keep things fresh between folks. Quite a fun job, but the stacking of shelves is as boring as any other retail front.”</text:p>
      <text:p text:style-name="P12">You suppose this makes sense, and thank him for explaining.</text:p>
      <text:p text:style-name="P8">World Questions</text:p>
      <text:p text:style-name="P13">[Husband] Hover – So… Did Wylatt have a dad?</text:p>
      <text:p text:style-name="P13">“Well of course! We didn’t pick him up the way we did you, had Wylatt the good ol’ fashioned way!”</text:p>
      <text:p text:style-name="P13"/>
      <text:p text:style-name="P13">She laughs, looking over at Wylatt who seems to be hiding his head down, embarrased by the situation. You assure him that it’s okay.</text:p>
      <text:p text:style-name="P13"/>
      <text:p text:style-name="P13"><text:span text:style-name="T10">Giving him a reassuring smile, she turns back to you and in a slightly more serious tone she begins “He was a really amazing guy. I wish you could’ve met him.” With a slight shake of her head her face brightens up again “which is why, we’re gonna do a great job today!”</text:span></text:p>
      <text:p text:style-name="P13"/>
      <text:p text:style-name="P14">[House] – Hover: This place is really nice, how can you afford to live on a core planet like this?</text:p>
      <text:p text:style-name="P14">Her brow furrows, her fingers tracing scratching at her shiny blue hair.</text:p>
      <text:p text:style-name="P14">“I s’pose the simple answer is luck dear, you kinda have to be born here to stay here – or like you suggest exceedingly wealthy! Me and Wylatt here aren’t made of money, but we have enough to be comfortable and that’s what counts~”</text:p>
      <text:p text:style-name="P14"/>
      <text:p text:style-name="P14">[Pretty] – Hover: “I hope you don’t mind me saying you’re really pretty.”</text:p>
      <text:p text:style-name="P14">She laughs a little, confused as to why you’d be shy about such a thing.</text:p>
      <text:p text:style-name="P14">“Oh darling I know that~ Just look at me! All bouncy and squishy, what’s not to love?”</text:p>
      <text:p text:style-name="P14">Seems like her self confidence is nice and high, you admit that it’s well earned confidence.</text:p>
      <text:p text:style-name="P14">“Thank you, {playerName}! Maybe we can get to know each other a little better sometime~”</text:p>
      <text:p text:style-name="P14">Oh d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4T17:33:47.893677484</meta:creation-date>
    <dc:date>2026-04-14T22:27:11.485883746</dc:date>
    <meta:editing-duration>PT1H5M56S</meta:editing-duration>
    <meta:editing-cycles>4</meta:editing-cycles>
    <meta:generator>LibreOffice/25.8.6.2$Linux_X86_64 LibreOffice_project/9ad09ed4e41fba5287dcc205220c6d606e1ac75e</meta:generator>
    <meta:document-statistic meta:table-count="0" meta:image-count="0" meta:object-count="0" meta:page-count="4" meta:paragraph-count="38" meta:word-count="1583" meta:character-count="8753" meta:non-whitespace-character-count="7184"/>
  </office:meta>
</office:document-meta>
</file>